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31cm" svg:height="1.905cm" svg:x="1.635cm" svg:y="9.2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.833cm" svg:height="1.905cm" svg:x="7.13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1.833cm" svg:height="1.905cm" svg:x="7.13cm" svg:y="9.25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1.833cm" svg:height="1.905cm" svg:x="7.13cm" svg:y="14.9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831cm" svg:height="1.905cm" svg:x="12.627cm" svg:y="3.5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831cm" svg:height="1.905cm" svg:x="12.627cm" svg:y="9.25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831cm" svg:height="1.905cm" svg:x="12.627cm" svg:y="14.9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" draw:layer="layout" svg:width="1.833cm" svg:height="1.905cm" svg:x="18.122cm" svg:y="9.25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963cm" svg:y1="15.923cm" svg:x2="12.627cm" svg:y2="15.923cm" draw:start-shape="id1" draw:start-glue-point="10" draw:end-shape="id2" draw:end-glue-point="6" svg:d="m8963 15923h3664">
          <text:p/>
        </draw:connector>
        <draw:connector draw:style-name="gr4" draw:text-style-name="P1" draw:layer="layout" draw:type="line" svg:x1="8.963cm" svg:y1="10.208cm" svg:x2="12.627cm" svg:y2="10.208cm" draw:start-shape="id3" draw:start-glue-point="10" draw:end-shape="id4" draw:end-glue-point="6" svg:d="m8963 10208h3664">
          <text:p/>
        </draw:connector>
        <draw:connector draw:style-name="gr4" draw:text-style-name="P1" draw:layer="layout" draw:type="line" svg:x1="8.963cm" svg:y1="4.493cm" svg:x2="12.627cm" svg:y2="4.492cm" draw:start-shape="id5" draw:start-glue-point="10" draw:end-shape="id6" draw:end-glue-point="3" svg:d="m8963 4493 3664-1">
          <text:p/>
        </draw:connector>
        <draw:connector draw:style-name="gr4" draw:text-style-name="P1" draw:layer="layout" draw:type="line" svg:x1="14.19cm" svg:y1="5.166cm" svg:x2="18.39cm" svg:y2="9.534cm" draw:start-shape="id6" draw:start-glue-point="9" draw:end-shape="id7" draw:end-glue-point="5" svg:d="m14190 5166 4200 4368">
          <text:p/>
        </draw:connector>
        <draw:connector draw:style-name="gr4" draw:text-style-name="P1" draw:layer="layout" draw:type="line" svg:x1="14.458cm" svg:y1="10.208cm" svg:x2="18.122cm" svg:y2="10.208cm" draw:start-shape="id4" draw:start-glue-point="10" draw:end-shape="id7" draw:end-glue-point="6" svg:d="m14458 10208h3664">
          <text:p/>
        </draw:connector>
        <draw:connector draw:style-name="gr4" draw:text-style-name="P1" draw:layer="layout" draw:type="line" svg:x1="14.19cm" svg:y1="15.249cm" svg:x2="18.39cm" svg:y2="10.881cm" draw:start-shape="id2" draw:start-glue-point="11" draw:end-shape="id7" draw:end-glue-point="7" svg:d="m14190 15249 4200-4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3:32:13</dc:date>
    <dc:creator>Daniel Galinkin</dc:creator>
    <meta:editing-duration>PT00H11M00S</meta:editing-duration>
    <meta:editing-cycles>4</meta:editing-cycles>
    <meta:generator>OpenOffice.org/3.2$Unix OpenOffice.org_project/320m12$Build-9483</meta:generator>
    <meta:document-statistic meta:object-count="14"/>
  </office:meta>
</office:document-meta>
</file>